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1" table:default-cell-style-name="ce3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#time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7</text:p>
          </table:table-cell>
          <table:table-cell table:style-name="ce3" office:value-type="string" calcext:value-type="string">
            <text:p>To-original cooj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.284" calcext:value-type="float">
            <text:p>23.284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897" calcext:value-type="float">
            <text:p>1889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18897" calcext:value-type="float">
            <text:p>188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429" calcext:value-type="float">
            <text:p>2042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20429" calcext:value-type="float">
            <text:p>204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.286" calcext:value-type="float">
            <text:p>28.28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931" calcext:value-type="float">
            <text:p>1793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17931" calcext:value-type="float">
            <text:p>179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787" calcext:value-type="float">
            <text:p>32.78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211" calcext:value-type="float">
            <text:p>1821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float" office:value="18211" calcext:value-type="float">
            <text:p>182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.034" calcext:value-type="float">
            <text:p>22.034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134" calcext:value-type="float">
            <text:p>1913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office:value-type="float" office:value="19134" calcext:value-type="float">
            <text:p>191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.534" calcext:value-type="float">
            <text:p>54.534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431" calcext:value-type="float">
            <text:p>2043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6" calcext:value-type="float">
            <text:p>6</text:p>
          </table:table-cell>
          <table:table-cell table:number-columns-repeated="3"/>
          <table:table-cell office:value-type="float" office:value="20431" calcext:value-type="float">
            <text:p>204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.91" calcext:value-type="float">
            <text:p>49.9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672" calcext:value-type="float">
            <text:p>1867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 table:number-columns-repeated="3"/>
          <table:table-cell office:value-type="float" office:value="18672" calcext:value-type="float">
            <text:p>186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387" calcext:value-type="float">
            <text:p>1838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office:value-type="float" office:value="18387" calcext:value-type="float">
            <text:p>183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5.909" calcext:value-type="float">
            <text:p>55.90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435" calcext:value-type="float">
            <text:p>2043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office:value-type="float" office:value="20435" calcext:value-type="float">
            <text:p>204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.909" calcext:value-type="float">
            <text:p>54.90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2722" calcext:value-type="float">
            <text:p>2272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office:value-type="float" office:value="22722" calcext:value-type="float">
            <text:p>227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.036" calcext:value-type="float">
            <text:p>29.03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911" calcext:value-type="float">
            <text:p>1791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1" calcext:value-type="float">
            <text:p>11</text:p>
          </table:table-cell>
          <table:table-cell table:number-columns-repeated="3"/>
          <table:table-cell office:value-type="float" office:value="17911" calcext:value-type="float">
            <text:p>179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.536" calcext:value-type="float">
            <text:p>56.53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192" calcext:value-type="float">
            <text:p>1819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2" calcext:value-type="float">
            <text:p>12</text:p>
          </table:table-cell>
          <table:table-cell table:number-columns-repeated="3"/>
          <table:table-cell office:value-type="float" office:value="18192" calcext:value-type="float">
            <text:p>181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412" calcext:value-type="float">
            <text:p>1941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3" calcext:value-type="float">
            <text:p>13</text:p>
          </table:table-cell>
          <table:table-cell table:number-columns-repeated="3"/>
          <table:table-cell office:value-type="float" office:value="19412" calcext:value-type="float">
            <text:p>194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.787" calcext:value-type="float">
            <text:p>25.78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246" calcext:value-type="float">
            <text:p>19246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4" calcext:value-type="float">
            <text:p>14</text:p>
          </table:table-cell>
          <table:table-cell table:number-columns-repeated="3"/>
          <table:table-cell office:value-type="float" office:value="19246" calcext:value-type="float">
            <text:p>1924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7.161" calcext:value-type="float">
            <text:p>37.16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6390" calcext:value-type="float">
            <text:p>1639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5" calcext:value-type="float">
            <text:p>15</text:p>
          </table:table-cell>
          <table:table-cell table:number-columns-repeated="3"/>
          <table:table-cell office:value-type="float" office:value="16390" calcext:value-type="float">
            <text:p>1639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.661" calcext:value-type="float">
            <text:p>50.66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700" calcext:value-type="float">
            <text:p>1970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6" calcext:value-type="float">
            <text:p>16</text:p>
          </table:table-cell>
          <table:table-cell table:number-columns-repeated="3"/>
          <table:table-cell office:value-type="float" office:value="19700" calcext:value-type="float">
            <text:p>197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.91" calcext:value-type="float">
            <text:p>14.9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385" calcext:value-type="float">
            <text:p>1838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7" calcext:value-type="float">
            <text:p>17</text:p>
          </table:table-cell>
          <table:table-cell table:number-columns-repeated="3"/>
          <table:table-cell office:value-type="float" office:value="18385" calcext:value-type="float">
            <text:p>183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2.035" calcext:value-type="float">
            <text:p>52.0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418" calcext:value-type="float">
            <text:p>1941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8" calcext:value-type="float">
            <text:p>18</text:p>
          </table:table-cell>
          <table:table-cell table:number-columns-repeated="3"/>
          <table:table-cell office:value-type="float" office:value="19418" calcext:value-type="float">
            <text:p>194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.035" calcext:value-type="float">
            <text:p>11.0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620" calcext:value-type="float">
            <text:p>1762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9" calcext:value-type="float">
            <text:p>19</text:p>
          </table:table-cell>
          <table:table-cell table:number-columns-repeated="3"/>
          <table:table-cell office:value-type="float" office:value="17620" calcext:value-type="float">
            <text:p>176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.661" calcext:value-type="float">
            <text:p>54.66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422" calcext:value-type="float">
            <text:p>1742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office:value-type="float" office:value="17422" calcext:value-type="float">
            <text:p>174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4.409" calcext:value-type="float">
            <text:p>34.40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2988" calcext:value-type="float">
            <text:p>1298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1" calcext:value-type="float">
            <text:p>21</text:p>
          </table:table-cell>
          <table:table-cell table:number-columns-repeated="3"/>
          <table:table-cell office:value-type="float" office:value="12988" calcext:value-type="float">
            <text:p>129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.411" calcext:value-type="float">
            <text:p>21.41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688" calcext:value-type="float">
            <text:p>1868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2" calcext:value-type="float">
            <text:p>22</text:p>
          </table:table-cell>
          <table:table-cell table:number-columns-repeated="3"/>
          <table:table-cell office:value-type="float" office:value="18688" calcext:value-type="float">
            <text:p>186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.66" calcext:value-type="float">
            <text:p>28.6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3553" calcext:value-type="float">
            <text:p>1355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3" calcext:value-type="float">
            <text:p>23</text:p>
          </table:table-cell>
          <table:table-cell table:number-columns-repeated="3"/>
          <table:table-cell office:value-type="float" office:value="13553" calcext:value-type="float">
            <text:p>135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.535" calcext:value-type="float">
            <text:p>26.5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1761" calcext:value-type="float">
            <text:p>1176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4" calcext:value-type="float">
            <text:p>24</text:p>
          </table:table-cell>
          <table:table-cell table:number-columns-repeated="3"/>
          <table:table-cell office:value-type="float" office:value="11761" calcext:value-type="float">
            <text:p>1176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8.908" calcext:value-type="float">
            <text:p>48.90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2704" calcext:value-type="float">
            <text:p>1270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5" calcext:value-type="float">
            <text:p>25</text:p>
          </table:table-cell>
          <table:table-cell table:number-columns-repeated="3"/>
          <table:table-cell office:value-type="float" office:value="12704" calcext:value-type="float">
            <text:p>127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.788" calcext:value-type="float">
            <text:p>16.78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3881" calcext:value-type="float">
            <text:p>1388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6" calcext:value-type="float">
            <text:p>26</text:p>
          </table:table-cell>
          <table:table-cell table:number-columns-repeated="3"/>
          <table:table-cell office:value-type="float" office:value="13881" calcext:value-type="float">
            <text:p>138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.787" calcext:value-type="float">
            <text:p>9.78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4124" calcext:value-type="float">
            <text:p>1412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number-columns-repeated="3"/>
          <table:table-cell office:value-type="float" office:value="14124" calcext:value-type="float">
            <text:p>141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3553" calcext:value-type="float">
            <text:p>1355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8" calcext:value-type="float">
            <text:p>28</text:p>
          </table:table-cell>
          <table:table-cell table:number-columns-repeated="3"/>
          <table:table-cell office:value-type="float" office:value="13553" calcext:value-type="float">
            <text:p>135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.285" calcext:value-type="float">
            <text:p>17.28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2772" calcext:value-type="float">
            <text:p>1277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9" calcext:value-type="float">
            <text:p>29</text:p>
          </table:table-cell>
          <table:table-cell table:number-columns-repeated="3"/>
          <table:table-cell office:value-type="float" office:value="12772" calcext:value-type="float">
            <text:p>127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.659" calcext:value-type="float">
            <text:p>23.6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4021" calcext:value-type="float">
            <text:p>1402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0" calcext:value-type="float">
            <text:p>30</text:p>
          </table:table-cell>
          <table:table-cell table:number-columns-repeated="3"/>
          <table:table-cell office:value-type="float" office:value="14021" calcext:value-type="float">
            <text:p>140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.659" calcext:value-type="float">
            <text:p>16.6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1198" calcext:value-type="float">
            <text:p>1119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1" calcext:value-type="float">
            <text:p>31</text:p>
          </table:table-cell>
          <table:table-cell table:number-columns-repeated="3"/>
          <table:table-cell office:value-type="float" office:value="11198" calcext:value-type="float">
            <text:p>111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9.285" calcext:value-type="float">
            <text:p>49.28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3544" calcext:value-type="float">
            <text:p>1354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2" calcext:value-type="float">
            <text:p>32</text:p>
          </table:table-cell>
          <table:table-cell table:number-columns-repeated="3"/>
          <table:table-cell office:value-type="float" office:value="13544" calcext:value-type="float">
            <text:p>135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7.536" calcext:value-type="float">
            <text:p>37.53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2048" calcext:value-type="float">
            <text:p>1204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3" calcext:value-type="float">
            <text:p>33</text:p>
          </table:table-cell>
          <table:table-cell table:number-columns-repeated="3"/>
          <table:table-cell office:value-type="float" office:value="12048" calcext:value-type="float">
            <text:p>1204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.536" calcext:value-type="float">
            <text:p>13.53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3838" calcext:value-type="float">
            <text:p>1383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4" calcext:value-type="float">
            <text:p>34</text:p>
          </table:table-cell>
          <table:table-cell table:number-columns-repeated="3"/>
          <table:table-cell office:value-type="float" office:value="13838" calcext:value-type="float">
            <text:p>138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.66" calcext:value-type="float">
            <text:p>43.6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1483" calcext:value-type="float">
            <text:p>1148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5" calcext:value-type="float">
            <text:p>35</text:p>
          </table:table-cell>
          <table:table-cell table:number-columns-repeated="3"/>
          <table:table-cell office:value-type="float" office:value="11483" calcext:value-type="float">
            <text:p>114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.787" calcext:value-type="float">
            <text:p>6.78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0799" calcext:value-type="float">
            <text:p>1079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6" calcext:value-type="float">
            <text:p>36</text:p>
          </table:table-cell>
          <table:table-cell table:number-columns-repeated="3"/>
          <table:table-cell office:value-type="float" office:value="10799" calcext:value-type="float">
            <text:p>107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6.161" calcext:value-type="float">
            <text:p>56.16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3554" calcext:value-type="float">
            <text:p>1355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7" calcext:value-type="float">
            <text:p>37</text:p>
          </table:table-cell>
          <table:table-cell table:number-columns-repeated="3"/>
          <table:table-cell office:value-type="float" office:value="13554" calcext:value-type="float">
            <text:p>135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787" calcext:value-type="float">
            <text:p>2.78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3357" calcext:value-type="float">
            <text:p>1335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8" calcext:value-type="float">
            <text:p>38</text:p>
          </table:table-cell>
          <table:table-cell table:number-columns-repeated="3"/>
          <table:table-cell office:value-type="float" office:value="13357" calcext:value-type="float">
            <text:p>133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2.535" calcext:value-type="float">
            <text:p>22.5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1498" calcext:value-type="float">
            <text:p>1149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9" calcext:value-type="float">
            <text:p>39</text:p>
          </table:table-cell>
          <table:table-cell table:number-columns-repeated="3"/>
          <table:table-cell office:value-type="float" office:value="11498" calcext:value-type="float">
            <text:p>114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.16" calcext:value-type="float">
            <text:p>23.1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0734" calcext:value-type="float">
            <text:p>1073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0" calcext:value-type="float">
            <text:p>40</text:p>
          </table:table-cell>
          <table:table-cell table:number-columns-repeated="3"/>
          <table:table-cell office:value-type="float" office:value="10734" calcext:value-type="float">
            <text:p>107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954" calcext:value-type="float">
            <text:p>1995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2" calcext:value-type="float">
            <text:p>42</text:p>
          </table:table-cell>
          <table:table-cell table:number-columns-repeated="3"/>
          <table:table-cell office:value-type="float" office:value="19954" calcext:value-type="float">
            <text:p>199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.411" calcext:value-type="float">
            <text:p>31.41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237" calcext:value-type="float">
            <text:p>20237</text:p>
          </table:table-cell>
          <table:table-cell/>
        </table:table-row>
        <table:table-row table:style-name="ro2">
          <table:table-cell/>
          <table:table-cell table:style-name="ce2" table:number-columns-repeated="4"/>
          <table:table-cell/>
          <table:table-cell table:style-name="Default" office:value-type="float" office:value="42" calcext:value-type="float">
            <text:p>42</text:p>
          </table:table-cell>
          <table:table-cell table:style-name="ce2" table:number-columns-repeated="3"/>
          <table:table-cell office:value-type="float" office:value="20237" calcext:value-type="float">
            <text:p>202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3.036" calcext:value-type="float">
            <text:p>33.03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742" calcext:value-type="float">
            <text:p>2074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table:number-columns-repeated="3"/>
          <table:table-cell office:value-type="float" office:value="20742" calcext:value-type="float">
            <text:p>207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9.284" calcext:value-type="float">
            <text:p>29.284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164" calcext:value-type="float">
            <text:p>2016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table:number-columns-repeated="3"/>
          <table:table-cell office:value-type="float" office:value="20164" calcext:value-type="float">
            <text:p>201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.411" calcext:value-type="float">
            <text:p>21.41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150" calcext:value-type="float">
            <text:p>1715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table:number-columns-repeated="3"/>
          <table:table-cell office:value-type="float" office:value="17150" calcext:value-type="float">
            <text:p>1715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.536" calcext:value-type="float">
            <text:p>12.53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937" calcext:value-type="float">
            <text:p>1893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6" calcext:value-type="float">
            <text:p>46</text:p>
          </table:table-cell>
          <table:table-cell table:number-columns-repeated="3"/>
          <table:table-cell office:value-type="float" office:value="18937" calcext:value-type="float">
            <text:p>1893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8.411" calcext:value-type="float">
            <text:p>28.41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479" calcext:value-type="float">
            <text:p>2047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7" calcext:value-type="float">
            <text:p>47</text:p>
          </table:table-cell>
          <table:table-cell table:number-columns-repeated="3"/>
          <table:table-cell office:value-type="float" office:value="20479" calcext:value-type="float">
            <text:p>2047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7.286" calcext:value-type="float">
            <text:p>37.28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168" calcext:value-type="float">
            <text:p>1716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8" calcext:value-type="float">
            <text:p>48</text:p>
          </table:table-cell>
          <table:table-cell table:number-columns-repeated="3"/>
          <table:table-cell office:value-type="float" office:value="17168" calcext:value-type="float">
            <text:p>1716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8.911" calcext:value-type="float">
            <text:p>48.91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8949" calcext:value-type="float">
            <text:p>1894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9" calcext:value-type="float">
            <text:p>49</text:p>
          </table:table-cell>
          <table:table-cell table:number-columns-repeated="3"/>
          <table:table-cell office:value-type="float" office:value="18949" calcext:value-type="float">
            <text:p>189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.66" calcext:value-type="float">
            <text:p>18.6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630" calcext:value-type="float">
            <text:p>1763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0" calcext:value-type="float">
            <text:p>50</text:p>
          </table:table-cell>
          <table:table-cell table:number-columns-repeated="3"/>
          <table:table-cell office:value-type="float" office:value="17630" calcext:value-type="float">
            <text:p>1763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7.787" calcext:value-type="float">
            <text:p>57.78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514" calcext:value-type="float">
            <text:p>2051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1" calcext:value-type="float">
            <text:p>51</text:p>
          </table:table-cell>
          <table:table-cell table:number-columns-repeated="3"/>
          <table:table-cell office:value-type="float" office:value="20514" calcext:value-type="float">
            <text:p>2051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.787" calcext:value-type="float">
            <text:p>51.78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442" calcext:value-type="float">
            <text:p>1744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2" calcext:value-type="float">
            <text:p>52</text:p>
          </table:table-cell>
          <table:table-cell table:number-columns-repeated="3"/>
          <table:table-cell office:value-type="float" office:value="17442" calcext:value-type="float">
            <text:p>1744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9.161" calcext:value-type="float">
            <text:p>49.16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702" calcext:value-type="float">
            <text:p>1970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3" calcext:value-type="float">
            <text:p>53</text:p>
          </table:table-cell>
          <table:table-cell table:number-columns-repeated="3"/>
          <table:table-cell office:value-type="float" office:value="19702" calcext:value-type="float">
            <text:p>197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6.535" calcext:value-type="float">
            <text:p>36.5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413" calcext:value-type="float">
            <text:p>1941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4" calcext:value-type="float">
            <text:p>54</text:p>
          </table:table-cell>
          <table:table-cell table:number-columns-repeated="3"/>
          <table:table-cell office:value-type="float" office:value="19413" calcext:value-type="float">
            <text:p>194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0.909" calcext:value-type="float">
            <text:p>30.90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166" calcext:value-type="float">
            <text:p>20166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5" calcext:value-type="float">
            <text:p>55</text:p>
          </table:table-cell>
          <table:table-cell table:number-columns-repeated="3"/>
          <table:table-cell office:value-type="float" office:value="20166" calcext:value-type="float">
            <text:p>2016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.159" calcext:value-type="float">
            <text:p>31.1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341" calcext:value-type="float">
            <text:p>1734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6" calcext:value-type="float">
            <text:p>56</text:p>
          </table:table-cell>
          <table:table-cell table:number-columns-repeated="3"/>
          <table:table-cell office:value-type="float" office:value="17341" calcext:value-type="float">
            <text:p>173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6.036" calcext:value-type="float">
            <text:p>56.03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704" calcext:value-type="float">
            <text:p>1970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7" calcext:value-type="float">
            <text:p>57</text:p>
          </table:table-cell>
          <table:table-cell table:number-columns-repeated="3"/>
          <table:table-cell office:value-type="float" office:value="19704" calcext:value-type="float">
            <text:p>197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7.91" calcext:value-type="float">
            <text:p>47.9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9417" calcext:value-type="float">
            <text:p>1941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8" calcext:value-type="float">
            <text:p>58</text:p>
          </table:table-cell>
          <table:table-cell table:number-columns-repeated="3"/>
          <table:table-cell office:value-type="float" office:value="19417" calcext:value-type="float">
            <text:p>1941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6.411" calcext:value-type="float">
            <text:p>56.41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665" calcext:value-type="float">
            <text:p>1766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9" calcext:value-type="float">
            <text:p>59</text:p>
          </table:table-cell>
          <table:table-cell table:number-columns-repeated="3"/>
          <table:table-cell office:value-type="float" office:value="17665" calcext:value-type="float">
            <text:p>176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787" calcext:value-type="float">
            <text:p>12.78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20258" calcext:value-type="float">
            <text:p>20258</text:p>
          </table:table-cell>
        </table:table-row>
        <table:table-row table:style-name="ro2"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10.534" calcext:value-type="float">
            <text:p>10.534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T#</text:p>
          </table:table-cell>
          <table:table-cell office:value-type="float" office:value="17344" calcext:value-type="float">
            <text:p>17344</text:p>
          </table:table-cell>
        </table:table-row>
        <table:table-row table:style-name="ro2" table:number-rows-repeated="1048514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8:35:05.395087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2:47:53.312733307</meta:creation-date>
    <dc:date>2018-08-22T18:36:38.440800801</dc:date>
    <meta:editing-duration>PT14M34S</meta:editing-duration>
    <meta:editing-cycles>6</meta:editing-cycles>
    <meta:generator>LibreOffice/5.1.6.2$Linux_X86_64 LibreOffice_project/10m0$Build-2</meta:generator>
    <meta:document-statistic meta:table-count="1" meta:cell-count="497" meta:object-count="0"/>
  </office:meta>
</office:document-meta>
</file>